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convert_date(o.date_from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convert_date(o.date_to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o.opening_stock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o.opening_value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code" xlink:type="simple">product_code</text:a> - <text:a xlink:href="python://o.product_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o.closing_stock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o.closing_value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 each=&quot;line in o.stock_in_out_line&quot;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line.document_no" xlink:type="simple">no</text:a></text:p>
          </table:table-cell>
          <table:table-cell table:style-name="ce5" office:value-type="string">
            <text:p><text:a xlink:href="python://line.gl_document_no" xlink:type="simple">no</text:a></text:p>
          </table:table-cell>
          <table:table-cell table:style-name="ce5" office:value-type="string">
            <text:p><text:a xlink:href="python://line.document_type" xlink:type="simple">no</text:a></text:p>
          </table:table-cell>
          <table:table-cell table:style-name="ce15" office:value-type="string">
            <text:p><text:a xlink:href="python://line.transaction_quantity" xlink:type="simple">no</text:a></text:p>
          </table:table-cell>
          <table:table-cell table:style-name="ce15" office:value-type="string">
            <text:p><text:a xlink:href="python://line.stock_value" xlink:type="simple">no</text:a></text:p>
          </table:table-cell>
          <table:table-cell table:style-name="ce15" office:value-type="string">
            <text:p><text:a xlink:href="python://line.current_material_value" xlink:type="simple">no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15T17:10:43</dc:date>
    <dc:creator>phuoc </dc:creator>
    <meta:editing-duration>PT21H46M51S</meta:editing-duration>
    <meta:editing-cycles>149</meta:editing-cycles>
    <meta:document-statistic meta:table-count="3" meta:cell-count="35" meta:object-count="0"/>
  </office:meta>
</office:document-meta>
</file>